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D26ACC1DD61F3E2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9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672cm" svg:x="0.052cm" svg:y="0.078cm">
          <draw:image xlink:href="Pictures/1000000000000500000002D0D26ACC1DD61F3E2F.jpg" xlink:type="simple" xlink:show="embed" xlink:actuate="onLoad">
            <text:p/>
          </draw:image>
        </draw:frame>
        <draw:frame draw:style-name="gr2" draw:text-style-name="P6" draw:layer="layout" svg:width="19.431cm" svg:height="11.17cm" svg:x="4.277cm" svg:y="3.794cm">
          <draw:text-box>
            <text:p text:style-name="P2"><text:span text:style-name="T1">Jesus fala com </text:span></text:p>
            <text:p text:style-name="P2"><text:span text:style-name="T1">uma mulher samaritana</text:span></text:p>
            <text:p text:style-name="P3"><text:span text:style-name="T2">(João</text:span><text:span text:style-name="T2"> 4.1-42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1:40.208000000</dc:date>
    <meta:editing-duration>PT2H33M9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